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gradient" draw:fill-gradient-name="a33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false" presentation:background-objects-visible="true" draw:fill="gradient" draw:fill-gradient-name="a341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false" presentation:background-objects-visible="true" draw:fill="gradient" draw:fill-gradient-name="a373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1-Layout1-title-Titelfolie-notes">
      <style:graphic-properties draw:fill-color="#ffffff" fo:min-height="13.364cm"/>
    </style:style>
    <style:style style:name="pr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4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Calibri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8" presentation:style-name="pr1" draw:text-style-name="P2" draw:layer="layout" svg:width="11.979cm" svg:height="5.297cm" svg:x="0cm" svg:y="0.667cm" presentation:class="title">
          <draw:text-box>
            <text:p text:style-name="P1"><text:span text:style-name="T1">Mechanik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el-und-Inhalt" presentation:presentation-page-layout-name="AL2T18">
        <draw:frame draw:name="Titel 1" presentation:style-name="pr3" draw:text-style-name="P2" draw:layer="layout" svg:width="29.21cm" svg:height="3.682cm" svg:x="2.328cm" svg:y="1.014cm" presentation:class="title">
          <draw:text-box>
            <text:p text:style-name="P4"><text:span text:style-name="T3">Mechanik - Agenda</text:span></text:p>
          </draw:text-box>
        </draw:frame>
        <draw:frame draw:name="Inhaltsplatzhalter 2" presentation:style-name="pr4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5"><text:span text:style-name="T4">Vorstellung von:</text:span></text:p>
                <text:list>
                  <text:list-item>
                    <text:p text:style-name="P6"><text:span text:style-name="T4">Beurteilung der Auswahlkriterien</text:span></text:p>
                  </text:list-item>
                  <text:list-item>
                    <text:p text:style-name="P6"><text:span text:style-name="T4">Futterstation </text:span></text:p>
                  </text:list-item>
                  <text:list-item>
                    <text:p text:style-name="P6"><text:span text:style-name="T4">Schließmechanismus (Klemme)</text:span></text:p>
                  </text:list-item>
                  <text:list-item>
                    <text:p text:style-name="P6"><text:span text:style-name="T4">Öffnen der Verpackung</text:span></text:p>
                  </text:list-item>
                </text:list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4">Verteidigung</text:span></text:p>
              </text:list-item>
              <text:list-item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4" draw:master-page-name="Master1-Layout2-obj-Titel-und-Inhalt" presentation:presentation-page-layout-name="AL2T18">
        <draw:frame draw:name="Titel 5" presentation:style-name="pr3" draw:text-style-name="P2" draw:layer="layout" svg:width="29.21cm" svg:height="3.682cm" svg:x="2.328cm" svg:y="1.014cm" presentation:class="title">
          <draw:text-box>
            <text:list text:style-name="L3">
              <text:list-item>
                <text:list>
                  <text:list-item>
                    <text:p text:style-name="P7"><text:span text:style-name="T7">Beurteilung der Auswahlkriterien </text:span></text:p>
                  </text:list-item>
                </text:list>
              </text:list-item>
            </text:list>
          </draw:text-box>
        </draw:frame>
        <draw:frame draw:name="Inhaltsplatzhalter 6" presentation:style-name="pr4" draw:text-style-name="P2" draw:layer="layout" svg:width="29.21cm" svg:height="12.965cm" svg:x="2.328cm" svg:y="5.071cm" presentation:class="outline">
          <draw:text-box>
            <text:list text:style-name="L4">
              <text:list-item>
                <text:p text:style-name="P8"><text:span text:style-name="T8">Für Benutzer</text:span></text:p>
              </text:list-item>
            </text:list>
            <text:list text:style-name="L2">
              <text:list-item>
                <text:p text:style-name="P5"><text:span text:style-name="T6">Benutzerfreundlich</text:span></text:p>
              </text:list-item>
              <text:list-item>
                <text:p text:style-name="P5"><text:span text:style-name="T6">Ermöglicht Füttern über einen längeren Zeitraum</text:span></text:p>
              </text:list-item>
              <text:list-item>
                <text:p text:style-name="P5"><text:span text:style-name="T6">Auch für wählerische Katzen nutzbar</text:span></text:p>
              </text:list-item>
              <text:list-item>
                <text:p text:style-name="P5"><text:span text:style-name="T6">Zuverlässig</text:span></text:p>
              </text:list-item>
            </text:list>
            <text:list text:style-name="L4">
              <text:list-item>
                <text:p text:style-name="P8"><text:span text:style-name="T8">Für Konstruktion</text:span></text:p>
              </text:list-item>
            </text:list>
            <text:list text:style-name="L2">
              <text:list-item>
                <text:p text:style-name="P5"><text:span text:style-name="T6">Kein Schneidemechanismus</text:span></text:p>
              </text:list-item>
              <text:list-item>
                <text:p text:style-name="P5"><text:span text:style-name="T6">Transportwege</text:span></text:p>
              </text:list-item>
              <text:list-item>
                <text:p text:style-name="P5"><text:span text:style-name="T6">Dichtheit der Packung mit Klemme</text:span></text:p>
              </text:list-item>
            </text:list>
            <text:list text:style-name="L4">
              <text:list-item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335" draw:style="linear" draw:start-color="#fafafa" draw:end-color="#d7d7d7" draw:start-intensity="100%" draw:end-intensity="100%" draw:angle="0" draw:border="0%"/>
    <draw:gradient draw:name="a341" draw:style="linear" draw:start-color="#fafafa" draw:end-color="#d7d7d7" draw:start-intensity="100%" draw:end-intensity="100%" draw:angle="0" draw:border="0%"/>
    <draw:gradient draw:name="a373" draw:style="linear" draw:start-color="#fafafa" draw:end-color="#d7d7d7" draw:start-intensity="100%" draw:end-intensity="100%" draw:angle="0" draw:border="0%"/>
    <draw:gradient draw:name="a410" draw:style="linear" draw:start-color="#fafafa" draw:end-color="#d7d7d7" draw:start-intensity="100%" draw:end-intensity="100%" draw:angle="0" draw:border="0%"/>
    <draw:gradient draw:name="a417" draw:style="linear" draw:start-color="#fafafa" draw:end-color="#d7d7d7" draw:start-intensity="100%" draw:end-intensity="100%" draw:angle="0" draw:border="0%"/>
    <draw:gradient draw:name="a423" draw:style="linear" draw:start-color="#fafafa" draw:end-color="#d7d7d7" draw:start-intensity="100%" draw:end-intensity="100%" draw:angle="0" draw:border="0%"/>
    <draw:gradient draw:name="a429" draw:style="linear" draw:start-color="#fafafa" draw:end-color="#d7d7d7" draw:start-intensity="100%" draw:end-intensity="100%" draw:angle="0" draw:border="0%"/>
    <draw:gradient draw:name="a434" draw:style="linear" draw:start-color="#fafafa" draw:end-color="#d7d7d7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 draw:auto-grow-height="false" draw:fit-to-size="shrink-to-fit" style:shrink-to-fit="tru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.4cm" fo:margin-bottom="0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.3cm" fo:margin-bottom="0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.2cm" fo:margin-bottom="0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.1cm" fo:margin-bottom="0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.1cm" fo:margin-bottom="0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.1cm" fo:margin-bottom="0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.1cm" fo:margin-bottom="0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.1cm" fo:margin-bottom="0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Master1-Office" style:page-layout-name="PM1" draw:style-name="Mdp1">
      <draw:frame draw:name="Titelplatzhalt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Mastertitelformat bearbeiten</text:span></text:p>
        </draw:text-box>
      </draw:frame>
      <draw:frame draw:name="Textplatzhalt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18-05-24">24.05.2018</text:date></text:span></text:p>
        </draw:text-box>
      </draw:frame>
      <draw:frame draw:name="Fußzeilenplatzhalt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Office-title" draw:layer="backgroundobjects" svg:width="14.848cm" svg:height="11.136cm" svg:x="3.075cm" svg:y="2.257cm" presentation:class="page"/>
        <draw:frame presentation:style-name="Master1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Mastertitelformat bearbeiten</text:span></text:p>
        </draw:text-box>
      </draw:frame>
      <draw:frame draw:name="Untertitel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Master-Untertitelformat bearbeiten</text:span></text:p>
        </draw:text-box>
      </draw:frame>
      <draw:frame draw:name="Datumsplatzhalt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18-05-24">24.05.2018</text:date></text:span></text:p>
        </draw:text-box>
      </draw:frame>
      <draw:frame draw:name="Fußzeilenplatzhalt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Mastertitelformat bearbeiten</text:span></text:p>
        </draw:text-box>
      </draw:frame>
      <draw:frame draw:name="Inhaltsplatzhalt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18-05-24">24.05.2018</text:date></text:span></text:p>
        </draw:text-box>
      </draw:frame>
      <draw:frame draw:name="Fußzeilenplatzhalt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Mastertitelformat bearbeiten</text:span></text:p>
        </draw:text-box>
      </draw:frame>
      <draw:frame draw:name="Textplatzhalt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Mastertextformat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18-05-24">24.05.2018</text:date></text:span></text:p>
        </draw:text-box>
      </draw:frame>
      <draw:frame draw:name="Fußzeilenplatzhalt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3-secHead-Abschnitts-title" draw:layer="backgroundobjects" svg:width="0cm" svg:height="0cm" svg:x="0cm" svg:y="2.257cm" presentation:class="page"/>
        <draw:frame presentation:style-name="Master1-Layout3-secHead-Abschnitt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Mastertitelformat bearbeiten</text:span></text:p>
        </draw:text-box>
      </draw:frame>
      <draw:frame draw:name="Inhaltsplatzhalt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Inhaltsplatzhalt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18-05-24">24.05.2018</text:date></text:span></text:p>
        </draw:text-box>
      </draw:frame>
      <draw:frame draw:name="Fußzeilenplatzhalt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Mastertitelformat bearbeiten</text:span></text:p>
        </draw:text-box>
      </draw:frame>
      <draw:frame draw:name="Textplatzhalt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18-05-24">24.05.2018</text:date></text:span></text:p>
        </draw:text-box>
      </draw:frame>
      <draw:frame draw:name="Fußzeilenplatzhalt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Mastertitelformat bearbeiten</text:span></text:p>
        </draw:text-box>
      </draw:frame>
      <draw:frame draw:name="Datumsplatzhalt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18-05-24">24.05.2018</text:date></text:span></text:p>
        </draw:text-box>
      </draw:frame>
      <draw:frame draw:name="Fußzeilenplatzhalt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18-05-24">24.05.2018</text:date></text:span></text:p>
        </draw:text-box>
      </draw:frame>
      <draw:frame draw:name="Fußzeilenplatzhalt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Mastertitelformat bearbeiten</text:span></text:p>
        </draw:text-box>
      </draw:frame>
      <draw:frame draw:name="Inhaltsplatzhalt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Mastertextformat bearbeiten</text:span><text:span text:style-name="MT11"><text:line-break/></text:span><text:span text:style-name="MT2">Zweite Ebene</text:span><text:span text:style-name="MT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18-05-24">24.05.2018</text:date></text:span></text:p>
        </draw:text-box>
      </draw:frame>
      <draw:frame draw:name="Fußzeilenplatzhalt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Mastertitelformat bearbeiten</text:span></text:p>
        </draw:text-box>
      </draw:frame>
      <draw:frame draw:name="Bildplatzhalt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platzhalt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18-05-24">24.05.2018</text:date></text:span></text:p>
        </draw:text-box>
      </draw:frame>
      <draw:frame draw:name="Fußzeilenplatzhalt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Mastertitelformat bearbeiten</text:span></text:p>
        </draw:text-box>
      </draw:frame>
      <draw:frame draw:name="Vertikaler Textplatzhalter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18-05-24">24.05.2018</text:date></text:span></text:p>
        </draw:text-box>
      </draw:frame>
      <draw:frame draw:name="Fußzeilenplatzhalt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Mastertitelformat bearbeiten</text:span></text:p>
        </draw:text-box>
      </draw:frame>
      <draw:frame draw:name="Vertikaler Textplatzhalter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18-05-24">24.05.2018</text:date></text:span></text:p>
        </draw:text-box>
      </draw:frame>
      <draw:frame draw:name="Fußzeilenplatzhalt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Folien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Windows_X86_64 LibreOffice_project/2524958677847fb3bb44820e40380acbe820f960</meta:generator>
    <dc:title>PowerPoint-Präsentation</dc:title>
    <meta:initial-creator>picdom12@htlkaindorf.at</meta:initial-creator>
    <meta:creation-date>2018-05-22T16:38:08Z</meta:creation-date>
    <dc:date>2018-05-24T20:15:47.898000000</dc:date>
    <meta:editing-cycles>8</meta:editing-cycles>
    <meta:editing-duration>PT1M7S</meta:editing-duration>
    <meta:document-statistic meta:object-count="158"/>
  </office:meta>
</office:document-meta>
</file>